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d8236" officeooo:paragraph-rsid="000d8236"/>
    </style:style>
    <style:style style:name="P2" style:family="paragraph" style:parent-style-name="Standard">
      <style:text-properties style:font-name="Consolas" fo:font-weight="bold" officeooo:rsid="000d8236" officeooo:paragraph-rsid="000d8236" style:font-weight-asian="bold" style:font-weight-complex="bold"/>
    </style:style>
    <style:style style:name="P3" style:family="paragraph" style:parent-style-name="Standard">
      <style:text-properties fo:color="#000000" loext:opacity="100%" style:font-name="Consolas1" fo:font-size="10.5pt" fo:font-weight="normal" officeooo:rsid="000d8236" officeooo:paragraph-rsid="000d8236" fo:background-color="transparen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T1" style:family="text">
      <style:text-properties style:font-name="Consolas1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8</text:p>
      <text:p text:style-name="P1"/>
      <text:p text:style-name="P2">===PalabraReversa.h===</text:p>
      <text:p text:style-name="P1"/>
      <text:p text:style-name="P3">#pragma once</text:p>
      <text:p text:style-name="P4">#include &lt;iostream&gt;</text:p>
      <text:p text:style-name="P4">#include &lt;string&gt;</text:p>
      <text:p text:style-name="P4">using namespace std;</text:p>
      <text:p text:style-name="P5"/>
      <text:p text:style-name="P4">class CadenaOps</text:p>
      <text:p text:style-name="P4">{</text:p>
      <text:p text:style-name="P4">private:</text:p>
      <text:p text:style-name="P6">    <text:span text:style-name="T1">void</text:span><text:span text:style-name="T1"> </text:span><text:span text:style-name="T1">impresionRecursiva</text:span><text:span text:style-name="T1">(</text:span><text:span text:style-name="T1">const</text:span><text:span text:style-name="T1"> </text:span><text:span text:style-name="T1">string</text:span><text:span text:style-name="T1"> </text:span><text:span text:style-name="T1">&amp;texto</text:span><text:span text:style-name="T1">, </text:span><text:span text:style-name="T1">int</text:span><text:span text:style-name="T1"> </text:span><text:span text:style-name="T1">index</text:span><text:span text:style-name="T1">);</text:span></text:p>
      <text:p text:style-name="P5"/>
      <text:p text:style-name="P4">public:</text:p>
      <text:p text:style-name="P6">    <text:span text:style-name="T1">void</text:span><text:span text:style-name="T1"> </text:span><text:span text:style-name="T1">imprimirInverso</text:span><text:span text:style-name="T1">(</text:span><text:span text:style-name="T1">const</text:span><text:span text:style-name="T1"> </text:span><text:span text:style-name="T1">string</text:span><text:span text:style-name="T1"> </text:span><text:span text:style-name="T1">&amp;texto</text:span><text:span text:style-name="T1">);</text:span></text:p>
      <text:p text:style-name="P4">};</text:p>
      <text:p text:style-name="P5"/>
      <text:p text:style-name="P4">void CadenaOps::impresionRecursiva(const string &amp;texto, int index)</text:p>
      <text:p text:style-name="P4">{</text:p>
      <text:p text:style-name="P6">    <text:span text:style-name="T1">if</text:span><text:span text:style-name="T1"> (index </text:span><text:span text:style-name="T1">&gt;=</text:span><text:span text:style-name="T1"> </text:span><text:span text:style-name="T1">texto</text:span><text:span text:style-name="T1">.</text:span><text:span text:style-name="T1">size</text:span><text:span text:style-name="T1">())</text:span><text:span text:style-name="T1"> //CASO BASE: Cuando el índice supera el tamaño de la cadena, se detiene la recursión.</text:span></text:p>
      <text:p text:style-name="P6">        <text:span text:style-name="T1">return</text:span><text:span text:style-name="T1">;</text:span></text:p>
      <text:p text:style-name="P6">    <text:span text:style-name="T1">impresionRecursiva</text:span><text:span text:style-name="T1">(texto, index </text:span><text:span text:style-name="T1">+</text:span><text:span text:style-name="T1"> </text:span><text:span text:style-name="T1">1</text:span><text:span text:style-name="T1">);</text:span><text:span text:style-name="T1"> //PASO RECURSIVO:Primero se llama recursivamente con el siguiente índice.</text:span></text:p>
      <text:p text:style-name="P6">    <text:span text:style-name="T1">cout </text:span><text:span text:style-name="T1">&lt;&lt;</text:span><text:span text:style-name="T1"> </text:span><text:span text:style-name="T1">texto</text:span><text:span text:style-name="T1">[index];</text:span></text:p>
      <text:p text:style-name="P4">}</text:p>
      <text:p text:style-name="P5"/>
      <text:p text:style-name="P4">void CadenaOps::imprimirInverso(const string &amp;texto)</text:p>
      <text:p text:style-name="P4">{</text:p>
      <text:p text:style-name="P6">    <text:span text:style-name="T1">impresionRecursiva</text:span><text:span text:style-name="T1">(texto, </text:span><text:span text:style-name="T1">0</text:span><text:span text:style-name="T1">);</text:span><text:span text:style-name="T1"> // Llamamos a la función recursiva comenzando desde el primer índice</text:span></text:p>
      <text:p text:style-name="P4">}</text:p>
      <text:p text:style-name="P5"/>
      <text:p text:style-name="P4">/* ¿CUÁNDO ESTO SERÍA INFINITO?</text:p>
      <text:p text:style-name="P6">       <text:span text:style-name="T1">La recursión se volvería infinita si el índice 'index' no se incrementa correctamente,</text:span></text:p>
      <text:p text:style-name="P6">       <text:span text:style-name="T1">o si se omite el caso base (index &gt;= texto.size()), lo que provocaría un ciclo indefinido</text:span></text:p>
      <text:p text:style-name="P6">       <text:span text:style-name="T1">y un desbordamiento de pila.</text:span></text:p>
      <text:p text:style-name="P5"/>
      <text:p text:style-name="P6">       <text:span text:style-name="T1">También podría fallar si se manipula el índice de forma incorrecta, generando accesos fuera de rango.</text:span></text:p>
      <text:p text:style-name="P6">    <text:span text:style-name="T1">*/</text:span></text:p>
      <text:p text:style-name="P5"/>
      <text:p text:style-name="P6">    <text:span text:style-name="T1">/* ¿POR QUÉ ES UNA SOLUCIÓN NATURAL?</text:span></text:p>
      <text:p text:style-name="P6">       <text:span text:style-name="T1">La recursión permite recorrer la cadena hasta el final y luego imprimir al regresar,</text:span></text:p>
      <text:p text:style-name="P6">       <text:span text:style-name="T1">lo que invierte el orden de forma implícita sin usar estructuras auxiliares. */</text:span></text:p>
      <text:p text:style-name="P1"/>
      <text:p text:style-name="P1"/>
      <text:p text:style-name="P2"><text:soft-page-break/>===main.cpp===</text:p>
      <text:p text:style-name="P1"/>
      <text:p text:style-name="P3">#include "PalabraReversa.h"</text:p>
      <text:p text:style-name="P4">#include &lt;iostream&gt;</text:p>
      <text:p text:style-name="P4">#include &lt;string&gt;</text:p>
      <text:p text:style-name="P4">#include &lt;locale.h&gt;</text:p>
      <text:p text:style-name="P5"/>
      <text:p text:style-name="P4">using namespace std;</text:p>
      <text:p text:style-name="P5"/>
      <text:p text:style-name="P4">int main(){</text:p>
      <text:p text:style-name="P6">    <text:span text:style-name="T1">string entrada;</text:span></text:p>
      <text:p text:style-name="P6">    <text:span text:style-name="T1">cout</text:span><text:span text:style-name="T1">&lt;&lt;"Ingrese una palabra o frase corta: "</text:span><text:span text:style-name="T1">;</text:span></text:p>
      <text:p text:style-name="P6">    <text:span text:style-name="T1">getline</text:span><text:span text:style-name="T1">(cin,entrada);</text:span></text:p>
      <text:p text:style-name="P5"/>
      <text:p text:style-name="P6">    <text:span text:style-name="T1">CadenaOps palabra;</text:span></text:p>
      <text:p text:style-name="P5"/>
      <text:p text:style-name="P6">    <text:span text:style-name="T1">cout</text:span><text:span text:style-name="T1">&lt;&lt;</text:span><text:span text:style-name="T1"> </text:span><text:span text:style-name="T1">"Texto invertido: "</text:span><text:span text:style-name="T1">;</text:span></text:p>
      <text:p text:style-name="P5"/>
      <text:p text:style-name="P6">    <text:span text:style-name="T1">palabra</text:span><text:span text:style-name="T1">.</text:span><text:span text:style-name="T1">imprimirInverso</text:span><text:span text:style-name="T1">(entrada);</text:span></text:p>
      <text:p text:style-name="P5"/>
      <text:p text:style-name="P4">}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47:37.532332600</meta:creation-date>
    <dc:date>2025-10-30T20:50:56.804123100</dc:date>
    <meta:editing-duration>PT3M19S</meta:editing-duration>
    <meta:editing-cycles>1</meta:editing-cycles>
    <meta:document-statistic meta:table-count="0" meta:image-count="0" meta:object-count="0" meta:page-count="2" meta:paragraph-count="47" meta:word-count="213" meta:character-count="1631" meta:non-whitespace-character-count="1359"/>
    <meta:generator>LibreOffice/25.2.6.2$Windows_X86_64 LibreOffice_project/729c5bfe710f5eb71ed3bbde9e06a6065e9c6c5d</meta:generator>
  </office:meta>
</office:document-meta>
</file>